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262" officeooo:paragraph-rsid="001c2262"/>
    </style:style>
    <style:style style:name="P2" style:family="paragraph" style:parent-style-name="Standard">
      <style:text-properties officeooo:rsid="001fac42" officeooo:paragraph-rsid="001fac42"/>
    </style:style>
    <style:style style:name="P3" style:family="paragraph" style:parent-style-name="Standard">
      <style:text-properties officeooo:rsid="001dffed" officeooo:paragraph-rsid="001dffed"/>
    </style:style>
    <style:style style:name="P4" style:family="paragraph" style:parent-style-name="Standard">
      <style:text-properties officeooo:rsid="0020ca98" officeooo:paragraph-rsid="0020ca98"/>
    </style:style>
    <style:style style:name="T1" style:family="text">
      <style:text-properties officeooo:rsid="001dffed"/>
    </style:style>
    <style:style style:name="T2" style:family="text">
      <style:text-properties officeooo:rsid="0022a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run the bash scripts according to the following steps:</text:p>
      <text:p text:style-name="P1"/>
      <text:p text:style-name="P2">$ ./moose/scripts/stork.sh test_bash</text:p>
      <text:p text:style-name="P2">$ cd test_bash</text:p>
      <text:p text:style-name="P2">$ vim Makefile (activate the phase_field module)</text:p>
      <text:p text:style-name="P2">$ make -j8</text:p>
      <text:p text:style-name="P2">$ ./run_tests -j8</text:p>
      <text:p text:style-name="P2">Upload the input files <text:span text:style-name="T2">(csv, bash, slurm, input file) </text:span>by FileZilla</text:p>
      <text:p text:style-name="P2">$ <text:span text:style-name="T1">./run_scripts_revised.sh</text:span></text:p>
      <text:p text:style-name="P2"/>
      <text:p text:style-name="P1"/>
      <text:p text:style-name="P1">1- The name of executive file is “test_bash-opt”, so please make a folder with name “test_bash” in the projects directory on R2. Otherwise, you have to change the executive file name in the “slurm-batch.bash” file based on the provided name for your folder. </text:p>
      <text:p text:style-name="P1"/>
      <text:p text:style-name="P1">2- Please use “-j8” (8 cores) for making your executive file and running the “run_tests”</text:p>
      <text:p text:style-name="P1">$ make -j8</text:p>
      <text:p text:style-name="P1">$./run_tests -j8</text:p>
      <text:p text:style-name="P1"/>
      <text:p text:style-name="P1">3- <text:span text:style-name="T1">I have attached a csv file as well as input, slurm, and bash files, that you will uploaded them in the “test_bash” directory on R2. </text:span></text:p>
      <text:p text:style-name="P1"/>
      <text:p text:style-name="P3">4- You just need to run “./run_scripts_revised.sh”</text:p>
      <text:p text:style-name="P4">$ ./ <text:span text:style-name="T1">run_scripts_revised.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17:16.259634077</meta:creation-date>
    <dc:date>2020-08-28T23:33:16.858105179</dc:date>
    <meta:editing-duration>PT10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1" meta:character-count="862" meta:non-whitespace-character-count="734"/>
  </office:meta>
</office:document-meta>
</file>